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.126cm" fo:min-width="0.065cm"/>
    </style:style>
    <style:style style:name="gr12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14" style:family="graphic" style:parent-style-name="standard">
      <style:graphic-properties draw:textarea-horizontal-align="justify" draw:textarea-vertical-align="middle" draw:auto-grow-height="false" fo:min-height="0.149cm" fo:min-width="0.098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6cm" svg:y1="6cm" svg:x2="36cm" svg:y2="10cm">
          <text:p/>
        </draw:line>
        <draw:line draw:style-name="gr1" draw:text-style-name="P1" draw:layer="layout" svg:x1="10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0.2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8.05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cm" svg:y1="6cm" svg:x2="17cm" svg:y2="14cm">
          <text:p/>
        </draw:line>
        <draw:custom-shape draw:style-name="gr3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2cm" svg:height="2.573cm" draw:transform="rotate (-3.14159265358979) translate (11cm 10.272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10.002cm" svg:y1="9.525cm" svg:x2="10.002cm" svg:y2="8.26cm">
            <text:p/>
          </draw:line>
        </draw:g>
        <draw:frame draw:style-name="gr6" draw:text-style-name="P6" draw:layer="layout" svg:width="2.6cm" svg:height="1.114cm" svg:x="13.7cm" svg:y="7.3cm">
          <draw:text-box>
            <text:p text:style-name="P5"><text:span text:style-name="T2">V</text:span><text:span text:style-name="T3">2</text:span><text:span text:style-name="T2">=nV</text:span><text:span text:style-name="T3">s</text:span></text:p>
          </draw:text-box>
        </draw:frame>
        <draw:frame draw:style-name="gr7" draw:text-style-name="P7" draw:layer="layout" svg:width="5.4cm" svg:height="2.84cm" svg:x="3cm" svg:y="7.1cm">
          <draw:text-box>
            <text:p><text:span text:style-name="T1">V</text:span><text:span text:style-name="T3">s </text:span><text:span text:style-name="T1">= 230V / 50Hz</text:span></text:p>
          </draw:text-box>
        </draw:frame>
        <draw:g>
          <draw:line draw:style-name="gr8" draw:text-style-name="P8" draw:layer="layout" svg:x1="8.199cm" svg:y1="16.741cm" svg:x2="5.754cm" svg:y2="16.741cm">
            <text:p/>
          </draw:line>
          <draw:line draw:style-name="gr8" draw:text-style-name="P8" draw:layer="layout" svg:x1="8.2cm" svg:y1="16.733cm" svg:x2="5.755cm" svg:y2="16.733cm">
            <text:p/>
          </draw:line>
          <draw:line draw:style-name="gr8" draw:text-style-name="P8" draw:layer="layout" svg:x1="6.419cm" svg:y1="17.053cm" svg:x2="7.634cm" svg:y2="17.061cm">
            <text:p/>
          </draw:line>
          <draw:line draw:style-name="gr8" draw:text-style-name="P8" draw:layer="layout" svg:x1="6.746cm" svg:y1="17.332cm" svg:x2="7.33cm" svg:y2="17.335cm">
            <text:p/>
          </draw:line>
          <draw:line draw:style-name="gr8" draw:text-style-name="P8" draw:layer="layout" svg:x1="7.008cm" svg:y1="16.713cm" svg:x2="7.023cm" svg:y2="16cm">
            <text:p/>
          </draw:line>
        </draw:g>
        <draw:line draw:style-name="gr1" draw:text-style-name="P1" draw:layer="layout" svg:x1="20cm" svg:y1="2cm" svg:x2="13.1cm" svg:y2="2cm">
          <text:p/>
        </draw:line>
        <draw:line draw:style-name="gr1" draw:text-style-name="P1" draw:layer="layout" svg:x1="13cm" svg:y1="2cm" svg:x2="13cm" svg:y2="15.9cm">
          <text:p/>
        </draw:line>
        <draw:custom-shape draw:style-name="gr3" draw:text-style-name="P3" draw:layer="measurelines" svg:width="0.4cm" svg:height="0.4cm" svg:x="12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measurelines" svg:width="0.4cm" svg:height="0.4cm" svg:x="12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cm" svg:height="2.4cm" svg:x="12cm" svg:y="7.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9" draw:layer="layout" svg:x1="20cm" svg:y1="2cm" svg:x2="20cm" svg:y2="4cm">
          <text:p/>
        </draw:line>
        <draw:line draw:style-name="gr10" draw:text-style-name="P9" draw:layer="layout" svg:x1="20cm" svg:y1="4cm" svg:x2="18cm" svg:y2="6cm">
          <text:p/>
        </draw:line>
        <draw:line draw:style-name="gr10" draw:text-style-name="P9" draw:layer="layout" svg:x1="22cm" svg:y1="6cm" svg:x2="20cm" svg:y2="8cm">
          <text:p/>
        </draw:line>
        <draw:line draw:style-name="gr10" draw:text-style-name="P9" draw:layer="layout" svg:x1="20cm" svg:y1="4cm" svg:x2="22cm" svg:y2="6cm">
          <text:p/>
        </draw:line>
        <draw:line draw:style-name="gr10" draw:text-style-name="P9" draw:layer="layout" svg:x1="18cm" svg:y1="6cm" svg:x2="20cm" svg:y2="8cm">
          <text:p/>
        </draw:line>
        <draw:g>
          <draw:custom-shape draw:style-name="gr11" draw:text-style-name="P10" draw:layer="layout" svg:width="1.129cm" svg:height="1.129cm" draw:transform="rotate (0.785398163397448) translate (18.3cm 4.90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19.101cm" svg:y1="4.072cm" svg:x2="19.968cm" svg:y2="4.939cm">
            <text:p/>
          </draw:line>
        </draw:g>
        <draw:g>
          <draw:custom-shape draw:style-name="gr11" draw:text-style-name="P10" draw:layer="layout" svg:width="1.129cm" svg:height="1.129cm" draw:transform="rotate (0.785398163397448) translate (20.3cm 6.92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21.101cm" svg:y1="6.1cm" svg:x2="21.968cm" svg:y2="6.967cm">
            <text:p/>
          </draw:line>
        </draw:g>
        <draw:g>
          <draw:custom-shape draw:style-name="gr11" draw:text-style-name="P10" draw:layer="layout" svg:width="1.129cm" svg:height="1.129cm" draw:transform="rotate (2.35619449019234) translate (20.995cm 5.79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21.829cm" svg:y1="4.996cm" svg:x2="20.962cm" svg:y2="5.863cm">
            <text:p/>
          </draw:line>
        </draw:g>
        <draw:g>
          <draw:custom-shape draw:style-name="gr11" draw:text-style-name="P10" draw:layer="layout" svg:width="1.129cm" svg:height="1.129cm" draw:transform="rotate (2.35619449019234) translate (18.966cm 7.73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19.8cm" svg:y1="6.933cm" svg:x2="18.933cm" svg:y2="7.8cm">
            <text:p/>
          </draw:line>
        </draw:g>
        <draw:frame draw:style-name="gr12" draw:text-style-name="P11" draw:layer="layout" svg:width="1.2cm" svg:height="1.114cm" svg:x="17.5cm" svg:y="3.8cm">
          <draw:text-box>
            <text:p>D<text:span text:style-name="T4">2</text:span></text:p>
          </draw:text-box>
        </draw:frame>
        <draw:frame draw:style-name="gr12" draw:text-style-name="P11" draw:layer="layout" svg:width="1.2cm" svg:height="1.114cm" svg:x="17.4cm" svg:y="7.086cm">
          <draw:text-box>
            <text:p>D<text:span text:style-name="T4">4</text:span></text:p>
          </draw:text-box>
        </draw:frame>
        <draw:frame draw:style-name="gr12" draw:text-style-name="P11" draw:layer="layout" svg:width="1.2cm" svg:height="1.114cm" svg:x="21.3cm" svg:y="7.2cm">
          <draw:text-box>
            <text:p>D<text:span text:style-name="T4">3</text:span></text:p>
          </draw:text-box>
        </draw:frame>
        <draw:frame draw:style-name="gr12" draw:text-style-name="P11" draw:layer="layout" svg:width="1.2cm" svg:height="1.114cm" svg:x="21.1cm" svg:y="3.5cm">
          <draw:text-box>
            <text:p>D<text:span text:style-name="T4">1</text:span></text:p>
          </draw:text-box>
        </draw:frame>
        <draw:line draw:style-name="gr1" draw:text-style-name="P1" draw:layer="layout" svg:x1="20cm" svg:y1="8cm" svg:x2="20cm" svg:y2="16cm">
          <text:p/>
        </draw:line>
        <draw:line draw:style-name="gr1" draw:text-style-name="P1" draw:layer="layout" svg:x1="20cm" svg:y1="16cm" svg:x2="13.1cm" svg:y2="16cm">
          <text:p/>
        </draw:line>
        <draw:line draw:style-name="gr10" draw:text-style-name="P9" draw:layer="layout" svg:x1="18cm" svg:y1="6cm" svg:x2="17cm" svg:y2="6cm">
          <text:p/>
        </draw:line>
        <draw:line draw:style-name="gr1" draw:text-style-name="P1" draw:layer="layout" svg:x1="39cm" svg:y1="6cm" svg:x2="22cm" svg:y2="6cm">
          <text:p/>
        </draw:line>
        <draw:line draw:style-name="gr1" draw:text-style-name="P1" draw:layer="layout" svg:x1="39cm" svg:y1="15cm" svg:x2="20.7cm" svg:y2="15cm">
          <text:p/>
        </draw:line>
        <draw:line draw:style-name="gr10" draw:text-style-name="P9" draw:layer="layout" svg:x1="17cm" svg:y1="14cm" svg:x2="20cm" svg:y2="14cm">
          <text:p/>
        </draw:line>
        <draw:path draw:style-name="gr10" draw:text-style-name="P9" draw:layer="layout" svg:width="0.899cm" svg:height="0.999cm" svg:x="19.8cm" svg:y="14cm" svg:viewBox="0 0 900 1000" svg:d="M0 0c144 19 288-17 436 50 236 107 329 319 383 525 34 131 48 267 81 400v25">
          <text:p/>
        </draw:path>
        <draw:line draw:style-name="gr1" draw:text-style-name="P1" draw:layer="layout" svg:x1="29cm" svg:y1="6cm" svg:x2="29cm" svg:y2="15cm">
          <text:p/>
        </draw:line>
        <draw:custom-shape draw:style-name="gr13" draw:text-style-name="P3" draw:layer="layout" svg:width="2.701cm" svg:height="0.8cm" draw:transform="rotate (-1.5707963267949) translate (29.4cm 9.0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10" draw:text-style-name="P9" draw:layer="layout" svg:x1="25cm" svg:y1="6cm" svg:x2="25cm" svg:y2="8.9cm">
          <text:p/>
        </draw:line>
        <draw:g>
          <draw:line draw:style-name="gr8" draw:text-style-name="P8" draw:layer="layout" svg:x1="24cm" svg:y1="10.084cm" svg:x2="26.016cm" svg:y2="10.084cm">
            <text:p/>
          </draw:line>
          <draw:line draw:style-name="gr8" draw:text-style-name="P8" draw:layer="layout" svg:x1="24cm" svg:y1="10.084cm" svg:x2="26.016cm" svg:y2="10.084cm">
            <text:p/>
          </draw:line>
          <draw:line draw:style-name="gr8" draw:text-style-name="P8" draw:layer="layout" svg:x1="24cm" svg:y1="10.984cm" svg:x2="26.016cm" svg:y2="10.984cm">
            <text:p/>
          </draw:line>
          <draw:line draw:style-name="gr8" draw:text-style-name="P8" draw:layer="layout" svg:x1="24.994cm" svg:y1="12.2cm" svg:x2="25.01cm" svg:y2="10.977cm">
            <text:p/>
          </draw:line>
          <draw:line draw:style-name="gr8" draw:text-style-name="P8" draw:layer="layout" svg:x1="24.994cm" svg:y1="10.102cm" svg:x2="25.01cm" svg:y2="8.879cm">
            <text:p/>
          </draw:line>
        </draw:g>
        <draw:line draw:style-name="gr10" draw:text-style-name="P9" draw:layer="layout" svg:x1="25cm" svg:y1="12.2cm" svg:x2="25cm" svg:y2="15cm">
          <text:p/>
        </draw:line>
        <draw:custom-shape draw:style-name="gr13" draw:text-style-name="P3" draw:layer="layout" svg:width="2.701cm" svg:height="0.8cm" svg:x="31.111cm" svg:y="5.556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0" draw:layer="layout" svg:width="1.196cm" svg:height="1.197cm" draw:transform="rotate (-3.14159265358979) translate (36.598cm 8.0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36.62cm" svg:y1="8.1cm" svg:x2="35.32cm" svg:y2="8.1cm">
            <text:p/>
          </draw:line>
        </draw:g>
        <draw:g>
          <draw:custom-shape draw:style-name="gr14" draw:text-style-name="P10" draw:layer="layout" svg:width="1.196cm" svg:height="1.197cm" draw:transform="rotate (-3.14159265358979) translate (36.598cm 9.6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36.62cm" svg:y1="9.7cm" svg:x2="35.32cm" svg:y2="9.7cm">
            <text:p/>
          </draw:line>
        </draw:g>
        <draw:custom-shape draw:style-name="gr3" draw:text-style-name="P3" draw:layer="layout" svg:width="0.4cm" svg:height="0.4cm" svg:x="38.8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38.8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.6cm" svg:height="1.114cm" svg:x="31.9cm" svg:y="4.4cm">
          <draw:text-box>
            <text:p>R<text:span text:style-name="T4">2</text:span></text:p>
          </draw:text-box>
        </draw:frame>
        <draw:frame draw:style-name="gr12" draw:text-style-name="P11" draw:layer="layout" svg:width="1.6cm" svg:height="1.114cm" svg:x="29.4cm" svg:y="9.986cm">
          <draw:text-box>
            <text:p>R<text:span text:style-name="T4">1</text:span></text:p>
          </draw:text-box>
        </draw:frame>
        <draw:g>
          <draw:line draw:style-name="gr8" draw:text-style-name="P8" draw:layer="layout" svg:x1="33.145cm" svg:y1="15.741cm" svg:x2="30.7cm" svg:y2="15.741cm">
            <text:p/>
          </draw:line>
          <draw:line draw:style-name="gr8" draw:text-style-name="P8" draw:layer="layout" svg:x1="33.146cm" svg:y1="15.733cm" svg:x2="30.701cm" svg:y2="15.733cm">
            <text:p/>
          </draw:line>
          <draw:line draw:style-name="gr8" draw:text-style-name="P8" draw:layer="layout" svg:x1="31.365cm" svg:y1="16.053cm" svg:x2="32.58cm" svg:y2="16.061cm">
            <text:p/>
          </draw:line>
          <draw:line draw:style-name="gr8" draw:text-style-name="P8" draw:layer="layout" svg:x1="31.692cm" svg:y1="16.332cm" svg:x2="32.276cm" svg:y2="16.335cm">
            <text:p/>
          </draw:line>
          <draw:line draw:style-name="gr8" draw:text-style-name="P8" draw:layer="layout" svg:x1="31.954cm" svg:y1="15.713cm" svg:x2="31.969cm" svg:y2="15cm">
            <text:p/>
          </draw:line>
        </draw:g>
        <draw:frame draw:style-name="gr12" draw:text-style-name="P11" draw:layer="layout" svg:width="1.6cm" svg:height="1.114cm" svg:x="26cm" svg:y="9.986cm">
          <draw:text-box>
            <text:p><text:span text:style-name="T5">C</text:span><text:span text:style-name="T4">1</text:span></text:p>
          </draw:text-box>
        </draw:frame>
        <draw:frame draw:style-name="gr15" draw:text-style-name="P11" draw:layer="layout" svg:width="2.6cm" svg:height="1.673cm" svg:x="35.401cm" svg:y="9.927cm">
          <draw:text-box>
            <text:p>… x18</text:p>
          </draw:text-box>
        </draw:frame>
        <draw:line draw:style-name="gr1" draw:text-style-name="P1" draw:layer="layout" svg:x1="36cm" svg:y1="11cm" svg:x2="36cm" svg:y2="15cm">
          <text:p/>
        </draw:line>
        <draw:g>
          <draw:custom-shape draw:style-name="gr14" draw:text-style-name="P10" draw:layer="layout" svg:width="1.196cm" svg:height="1.197cm" draw:transform="rotate (-3.14159265358979) translate (36.598cm 12.5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36.62cm" svg:y1="12.6cm" svg:x2="35.32cm" svg:y2="12.6cm">
            <text:p/>
          </draw:line>
        </draw:g>
        <draw:g>
          <draw:custom-shape draw:style-name="gr14" draw:text-style-name="P10" draw:layer="layout" svg:width="1.196cm" svg:height="1.197cm" draw:transform="rotate (-3.14159265358979) translate (36.598cm 14.09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8" draw:layer="layout" svg:x1="36.62cm" svg:y1="14.119cm" svg:x2="35.32cm" svg:y2="14.11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5-03T16:41:18.611022119</dc:date>
    <meta:editing-duration>PT52M59S</meta:editing-duration>
    <meta:editing-cycles>8</meta:editing-cycles>
    <meta:generator>LibreOffice/6.4.6.2$Linux_X86_64 LibreOffice_project/40$Build-2</meta:generator>
    <meta:document-statistic meta:object-count="89"/>
  </office:meta>
</office:document-meta>
</file>